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9pt" fo:language="fr" fo:country="FR" fo:font-weight="normal" fo:background-color="transparent" style:font-name-asian="Calibri1" style:font-name-complex="Calibri1"/>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6pt" fo:language="fr" fo:country="FR"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3"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2pt" fo:language="fr" fo:country="FR" fo:font-style="italic" fo:font-weight="normal"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0pt" fo:language="fr" fo:country="FR" fo:font-weight="normal" fo:background-color="transparent" style:font-name-asian="Calibri1" style:font-name-complex="Calibri1"/>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8pt" fo:language="fr" fo:country="FR" fo:font-weight="bold" fo:background-color="transparent" style:font-name-asian="Calibri1" style:font-name-complex="Calibri1"/>
    </style:style>
    <style:style style:name="P6" style:family="paragraph" style:parent-style-name="Standard">
      <style:paragraph-properties fo:margin-top="0cm" fo:margin-bottom="0.353cm" loext:contextual-spacing="false" fo:line-height="115%" fo:text-align="end" style:justify-single-word="false"/>
    </style:style>
    <style:style style:name="P7" style:family="paragraph" style:parent-style-name="Standard">
      <style:paragraph-properties fo:margin-top="0cm" fo:margin-bottom="0.353cm" loext:contextual-spacing="false" fo:line-height="115%" fo:text-align="start" style:justify-single-word="false"/>
    </style:style>
    <style:style style:name="P8" style:family="paragraph" style:parent-style-name="Standard">
      <style:paragraph-properties fo:margin-top="0cm" fo:margin-bottom="0.353cm" loext:contextual-spacing="false" fo:line-height="115%" fo:text-align="start" style:justify-single-word="false"/>
      <style:text-properties officeooo:paragraph-rsid="001abf44"/>
    </style:style>
    <style:style style:name="P9" style:family="paragraph" style:parent-style-name="Standard">
      <loext:graphic-properties draw:fill="none"/>
      <style:paragraph-properties fo:margin-left="2cm" fo:margin-right="0cm" fo:margin-top="0cm" fo:margin-bottom="0.353cm" loext:contextual-spacing="false" fo:line-height="115%" fo:text-align="start" style:justify-single-word="false" fo:text-indent="0cm" style:auto-text-indent="false" fo:background-color="transparent"/>
      <style:text-properties officeooo:paragraph-rsid="0031214a"/>
    </style:style>
    <style:style style:name="P10" style:family="paragraph" style:parent-style-name="Standard" style:master-page-name="">
      <loext:graphic-properties draw:fill="none"/>
      <style:paragraph-properties fo:margin-left="2cm" fo:margin-right="0cm" fo:margin-top="0cm" fo:margin-bottom="0.353cm" loext:contextual-spacing="false" fo:line-height="115%" fo:text-align="start" style:justify-single-word="false" fo:text-indent="0cm" style:auto-text-indent="false" style:page-number="auto" fo:background-color="transparent"/>
      <style:text-properties officeooo:paragraph-rsid="0031214a"/>
    </style:style>
    <style:style style:name="P11" style:family="paragraph" style:parent-style-name="Standard">
      <style:paragraph-properties fo:margin-top="0cm" fo:margin-bottom="0.353cm" loext:contextual-spacing="false" fo:line-height="115%" fo:text-align="start" style:justify-single-word="false"/>
      <style:text-properties officeooo:paragraph-rsid="00350c66"/>
    </style:style>
    <style:style style:name="P12" style:family="paragraph" style:parent-style-name="Standard">
      <style:paragraph-properties fo:margin-top="0cm" fo:margin-bottom="0.353cm" loext:contextual-spacing="false" fo:line-height="115%" fo:text-align="start" style:justify-single-word="false"/>
      <style:text-properties officeooo:paragraph-rsid="001abf44"/>
    </style:style>
    <style:style style:name="P13" style:family="paragraph" style:parent-style-name="Standard">
      <loext:graphic-properties draw:fill="none"/>
      <style:paragraph-properties fo:margin-left="2cm" fo:margin-right="0cm" fo:margin-top="0cm" fo:margin-bottom="0.353cm" loext:contextual-spacing="false" fo:line-height="115%" fo:text-align="start" style:justify-single-word="false" fo:text-indent="0cm" style:auto-text-indent="false" fo:background-color="transparent"/>
      <style:text-properties officeooo:paragraph-rsid="0031214a"/>
    </style:style>
    <style:style style:name="T1" style:family="text">
      <style:text-properties style:use-window-font-color="true" style:font-name="Calibri1" fo:font-size="9pt" fo:language="fr" fo:country="FR" fo:font-weight="normal" officeooo:rsid="001a7856" fo:background-color="transparent" loext:char-shading-value="0" style:font-name-asian="Calibri1" style:font-name-complex="Calibri1"/>
    </style:style>
    <style:style style:name="T2" style:family="text">
      <style:text-properties style:use-window-font-color="true" style:font-name="Calibri1" fo:font-size="9pt" fo:language="fr" fo:country="FR" fo:font-style="italic" fo:font-weight="normal" fo:background-color="transparent" loext:char-shading-value="0" style:font-name-asian="Calibri1" style:font-name-complex="Calibri1"/>
    </style:style>
    <style:style style:name="T3" style:family="text">
      <style:text-properties style:use-window-font-color="true" style:font-name="Calibri1" fo:font-size="9pt" fo:language="fr" fo:country="FR" fo:font-style="italic" fo:font-weight="normal" officeooo:rsid="0017deff" fo:background-color="transparent" loext:char-shading-value="0" style:font-name-asian="Calibri1" style:font-name-complex="Calibri1"/>
    </style:style>
    <style:style style:name="T4" style:family="text">
      <style:text-properties style:use-window-font-color="true" style:font-name="Calibri1" fo:font-size="9pt" fo:language="fr" fo:country="FR" fo:font-style="italic" fo:font-weight="normal" officeooo:rsid="001c0f30" fo:background-color="transparent" loext:char-shading-value="0" style:font-name-asian="Calibri1" style:font-name-complex="Calibri1"/>
    </style:style>
    <style:style style:name="T5" style:family="text">
      <style:text-properties style:use-window-font-color="true" style:font-name="Calibri1" fo:font-size="9pt" fo:language="fr" fo:country="FR" fo:font-style="italic" fo:font-weight="normal" officeooo:rsid="002bbec2" fo:background-color="transparent" loext:char-shading-value="0" style:font-name-asian="Calibri1" style:font-name-complex="Calibri1"/>
    </style:style>
    <style:style style:name="T6" style:family="text">
      <style:text-properties style:use-window-font-color="true" style:font-name="Calibri1" fo:font-size="9pt" fo:language="fr" fo:country="FR" fo:font-style="italic" fo:font-weight="normal" officeooo:rsid="0031214a" fo:background-color="transparent" loext:char-shading-value="0" style:font-name-asian="Calibri1" style:font-name-complex="Calibri1"/>
    </style:style>
    <style:style style:name="T7" style:family="text">
      <style:text-properties style:use-window-font-color="true" style:font-name="Calibri1" fo:font-size="9pt" fo:language="fr" fo:country="FR" fo:font-style="italic" fo:font-weight="normal" officeooo:rsid="0033eb2b" fo:background-color="transparent" loext:char-shading-value="0" style:font-name-asian="Calibri1" style:font-name-complex="Calibri1"/>
    </style:style>
    <style:style style:name="T8" style:family="text">
      <style:text-properties style:use-window-font-color="true" style:font-name="Calibri1" fo:font-size="9pt" fo:language="fr" fo:country="FR" fo:font-style="italic" fo:font-weight="normal" officeooo:rsid="00395e1a" fo:background-color="transparent" loext:char-shading-value="0" style:font-name-asian="Calibri1" style:font-name-complex="Calibri1"/>
    </style:style>
    <style:style style:name="T9" style:family="text">
      <style:text-properties style:use-window-font-color="true" style:font-name="Calibri1" fo:font-size="9pt" fo:language="fr" fo:country="FR" fo:font-weight="bold" fo:background-color="transparent" loext:char-shading-value="0" style:font-name-asian="Calibri1" style:font-size-asian="7.84999990463257pt" style:font-name-complex="Calibri1" style:font-size-complex="9pt"/>
    </style:style>
    <style:style style:name="T10" style:family="text">
      <style:text-properties style:use-window-font-color="true" style:font-name="Calibri1" fo:font-size="16pt" fo:language="fr" fo:country="FR" fo:font-weight="normal" fo:background-color="transparent" loext:char-shading-value="0" style:font-name-asian="Calibri1" style:font-name-complex="Calibri1"/>
    </style:style>
    <style:style style:name="T11" style:family="text">
      <style:text-properties style:use-window-font-color="true" style:font-name="Calibri1" fo:font-size="12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2" style:family="text">
      <style:text-properties style:use-window-font-color="true" style:font-name="Calibri1" fo:font-size="12pt" fo:language="fr" fo:country="FR" style:text-underline-style="solid" style:text-underline-width="auto" style:text-underline-color="font-color" fo:font-weight="normal" officeooo:rsid="00395e1a" style:text-underline-mode="continuous" style:text-overline-mode="continuous" style:text-line-through-mode="continuous" fo:background-color="transparent" loext:char-shading-value="0" style:font-name-asian="Calibri1" style:font-name-complex="Calibri1"/>
    </style:style>
    <style:style style:name="T13" style:family="text">
      <style:text-properties style:use-window-font-color="true" style:font-name="Calibri1" fo:font-size="8pt" fo:language="fr" fo:country="FR" fo:font-weight="normal" fo:background-color="transparent" loext:char-shading-value="0" style:font-name-asian="Calibri1" style:font-name-complex="Calibri1"/>
    </style:style>
    <style:style style:name="T14" style:family="text">
      <style:text-properties style:use-window-font-color="true" style:font-name="Calibri1" fo:font-size="8pt" fo:language="fr" fo:country="FR" fo:font-weight="normal" officeooo:rsid="003b494f" fo:background-color="transparent" loext:char-shading-value="0" style:font-name-asian="Calibri1" style:font-name-complex="Calibri1"/>
    </style:style>
    <style:style style:name="T15" style:family="text">
      <style:text-properties style:use-window-font-color="true" style:font-name="Calibri1" fo:font-size="8pt" fo:language="fr" fo:country="FR" fo:font-weight="normal" officeooo:rsid="003d4748" fo:background-color="transparent" loext:char-shading-value="0" style:font-name-asian="Calibri1" style:font-name-complex="Calibri1"/>
    </style:style>
    <style:style style:name="T16" style:family="text">
      <style:text-properties style:use-window-font-color="true" style:font-name="Calibri1" fo:font-size="8pt" fo:language="fr" fo:country="FR" fo:font-weight="normal" officeooo:rsid="003f0827" fo:background-color="transparent" loext:char-shading-value="0" style:font-name-asian="Calibri1" style:font-name-complex="Calibri1"/>
    </style:style>
    <style:style style:name="T17" style:family="text">
      <style:text-properties style:use-window-font-color="true" style:font-name="Calibri1" fo:font-size="8pt" fo:language="fr" fo:country="FR" fo:font-weight="normal" officeooo:rsid="002bbec2" fo:background-color="transparent" loext:char-shading-value="0" style:font-name-asian="Calibri1" style:font-size-asian="8pt" style:font-name-complex="Calibri1" style:font-size-complex="8pt"/>
    </style:style>
    <style:style style:name="T18" style:family="text">
      <style:text-properties style:use-window-font-color="true" style:font-name="Calibri1" fo:font-size="8pt" fo:language="fr" fo:country="FR" fo:font-weight="normal" officeooo:rsid="0031214a" fo:background-color="transparent" loext:char-shading-value="0" style:font-name-asian="Calibri1" style:font-size-asian="8pt" style:font-name-complex="Calibri1" style:font-size-complex="8pt"/>
    </style:style>
    <style:style style:name="T19" style:family="text">
      <style:text-properties style:use-window-font-color="true" style:font-name="Calibri1" fo:font-size="8pt" fo:language="fr" fo:country="FR" fo:font-weight="normal" officeooo:rsid="0034898d" fo:background-color="transparent" loext:char-shading-value="0" style:font-name-asian="Calibri1" style:font-size-asian="8pt" style:font-name-complex="Calibri1" style:font-size-complex="8pt"/>
    </style:style>
    <style:style style:name="T20" style:family="text">
      <style:text-properties style:use-window-font-color="true" style:font-name="Calibri1" fo:font-size="8pt" fo:language="fr" fo:country="FR" fo:font-weight="normal" officeooo:rsid="00395e1a" fo:background-color="transparent" loext:char-shading-value="0" style:font-name-asian="Calibri1" style:font-size-asian="8pt" style:font-name-complex="Calibri1" style:font-size-complex="8pt"/>
    </style:style>
    <style:style style:name="T21" style:family="text">
      <style:text-properties style:use-window-font-color="true" style:font-name="Calibri1" fo:font-size="8pt" fo:language="fr" fo:country="FR" fo:font-weight="normal" officeooo:rsid="003b3e4e" fo:background-color="transparent" loext:char-shading-value="0" style:font-name-asian="Calibri1" style:font-size-asian="8pt" style:font-name-complex="Calibri1" style:font-size-complex="8pt"/>
    </style:style>
    <style:style style:name="T22" style:family="text">
      <style:text-properties style:use-window-font-color="true" style:font-name="Calibri1" fo:font-size="8pt" fo:language="fr" fo:country="FR" fo:font-weight="normal" officeooo:rsid="003b494f" fo:background-color="transparent" loext:char-shading-value="0" style:font-name-asian="Calibri1" style:font-size-asian="8pt" style:font-name-complex="Calibri1" style:font-size-complex="8pt"/>
    </style:style>
    <style:style style:name="T23" style:family="text">
      <style:text-properties style:use-window-font-color="true" style:font-name="Calibri1" fo:font-size="8pt" fo:language="fr" fo:country="FR" fo:font-weight="normal" officeooo:rsid="003d4748" fo:background-color="transparent" loext:char-shading-value="0" style:font-name-asian="Calibri1" style:font-size-asian="8pt" style:font-name-complex="Calibri1" style:font-size-complex="8pt"/>
    </style:style>
    <style:style style:name="T24" style:family="text">
      <style:text-properties style:use-window-font-color="true" style:font-name="Calibri1" fo:font-size="8pt" fo:language="fr" fo:country="FR" fo:font-weight="normal" officeooo:rsid="003b494f" fo:background-color="transparent" loext:char-shading-value="0" style:font-name-asian="Calibri1" style:font-size-asian="8pt" style:font-weight-asian="normal" style:font-name-complex="Calibri1" style:font-size-complex="8pt" style:font-weight-complex="normal"/>
    </style:style>
    <style:style style:name="T25" style:family="text">
      <style:text-properties style:use-window-font-color="true" style:font-name="Calibri1" fo:font-size="8pt" fo:language="fr" fo:country="FR" fo:font-weight="normal" officeooo:rsid="003f0827" fo:background-color="transparent" loext:char-shading-value="0" style:font-name-asian="Calibri1" style:font-size-asian="8pt" style:font-weight-asian="normal" style:font-name-complex="Calibri1" style:font-size-complex="8pt" style:font-weight-complex="normal"/>
    </style:style>
    <style:style style:name="T26" style:family="text">
      <style:text-properties style:use-window-font-color="true" style:font-name="Calibri1" fo:font-size="8pt" fo:language="fr" fo:country="FR" fo:font-weight="bold" fo:background-color="transparent" loext:char-shading-value="0" style:font-name-asian="Calibri1" style:font-name-complex="Calibri1"/>
    </style:style>
    <style:style style:name="T27" style:family="text">
      <style:text-properties style:use-window-font-color="true" style:font-name="Calibri1" fo:font-size="8pt" fo:language="fr" fo:country="FR" fo:font-weight="bold" officeooo:rsid="001c0f30" fo:background-color="transparent" loext:char-shading-value="0" style:font-name-asian="Calibri1" style:font-name-complex="Calibri1"/>
    </style:style>
    <style:style style:name="T28" style:family="text">
      <style:text-properties officeooo:rsid="0020d074"/>
    </style:style>
    <style:style style:name="T29" style:family="text">
      <style:text-properties officeooo:rsid="00395e1a"/>
    </style:style>
    <style:style style:name="T30" style:family="text">
      <style:text-properties officeooo:rsid="003f082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OEN Adrien</text:p>
      <text:p text:style-name="P1"/>
      <text:p text:style-name="P2">Rapport de réunion n°<text:span text:style-name="T29">8</text:span></text:p>
      <text:p text:style-name="P7"><text:span text:style-name="T10"><text:tab/></text:span><text:span text:style-name="T2">Date de la réunion : </text:span><text:span text:style-name="T7">1</text:span><text:span text:style-name="T8">9</text:span><text:span text:style-name="T3">/</text:span><text:span text:style-name="T4">0</text:span><text:span text:style-name="T6">3</text:span><text:span text:style-name="T2">/202</text:span><text:span text:style-name="T4">1</text:span></text:p>
      <text:p text:style-name="P7"><text:span text:style-name="T2"><text:tab/>Date de la prochaine réunion : </text:span><text:span text:style-name="T8">26</text:span><text:span text:style-name="T5">/03/</text:span><text:span text:style-name="T2">202</text:span><text:span text:style-name="T4">1</text:span></text:p>
      <text:p text:style-name="P3"/>
      <text:p text:style-name="P6"><text:span text:style-name="T11">Ordre du jour : </text:span><text:span text:style-name="T12">Début entrainement</text:span></text:p>
      <text:p text:style-name="P4"/>
      <text:p text:style-name="P7"><text:span text:style-name="T26">1. Ce que l</text:span><text:span text:style-name="T27">e stagiaire a</text:span><text:span text:style-name="T26"> dit</text:span></text:p>
      <text:p text:style-name="P10"><text:span text:style-name="T1"><text:tab/></text:span><text:span text:style-name="T20">J’ai </text:span><text:span text:style-name="T23">évalué</text:span><text:span text:style-name="T20"> les autoencoder par la reconstruction scapy de leurs données générées. Au début je me </text:span><text:span text:style-name="T23">contentais</text:span><text:span text:style-name="T20"> de voir </text:span><text:span text:style-name="T23">s’</text:span><text:span text:style-name="T20">il y </text:span><text:span text:style-name="T23">avait</text:span><text:span text:style-name="T20"> bien toutes les couches qui </text:span><text:span text:style-name="T23">étaient</text:span><text:span text:style-name="T20"> reconstruite</text:span><text:span text:style-name="T23">s</text:span><text:span text:style-name="T20"> par scapy (Eth/IP/TCP…) mais ce </text:span><text:span text:style-name="T23">n’était</text:span><text:span text:style-name="T20"> pas un </text:span><text:span text:style-name="T23">critère</text:span><text:span text:style-name="T20"> </text:span><text:span text:style-name="T23">suffisamment</text:span><text:span text:style-name="T20"> discriminant. J’ai donc décidé de regarder non plus au niveau des couches mais au niveau des champs, pour voir si les </text:span><text:span text:style-name="T23">données</text:span><text:span text:style-name="T20"> généré</text:span><text:span text:style-name="T23">es</text:span><text:span text:style-name="T20"> </text:span><text:span text:style-name="T23">étaient</text:span><text:span text:style-name="T20"> crédible</text:span><text:span text:style-name="T23">s</text:span><text:span text:style-name="T20"> avec les données d’entraînement. J’ai créé une fonction qui attribue un score en fonction des </text:span><text:span text:style-name="T23">différents</text:span><text:span text:style-name="T20"> champs qu’</text:span><text:span text:style-name="T23">a</text:span><text:span text:style-name="T20"> pu </text:span><text:span text:style-name="T23">recréer</text:span><text:span text:style-name="T20"> scapy, plus le score est faible, plus le </text:span><text:span text:style-name="T23">modèle</text:span><text:span text:style-name="T20"> </text:span><text:span text:style-name="T23">génère</text:span><text:span text:style-name="T20"> des données réalistes.</text:span></text:p>
      <text:p text:style-name="P9"><text:span text:style-name="T17"><text:tab/></text:span><text:span text:style-name="T20">J’ai ensuite essayé de </text:span><text:span text:style-name="T23">transvaser</text:span><text:span text:style-name="T20"> mon programme d’entraînement sur mon gros PC. Il a </text:span><text:span text:style-name="T23">fallu</text:span><text:span text:style-name="T20"> pour </text:span><text:span text:style-name="T23">ça</text:span><text:span text:style-name="T20"> que je change l’étape de chargement des données. Pour le résultat préliminaire je me contentais de 1000 paquets et je les chargeais en itérant depuis une liste de chemins. Toutefois, j’ai ici plusieurs </text:span><text:span text:style-name="T23">dizaines</text:span><text:span text:style-name="T20"> de millions de paquets et je ne peux pas me permettre d’instancier une liste.</text:span></text:p>
      <text:p text:style-name="P9"><text:span text:style-name="T17"><text:tab/></text:span><text:span text:style-name="T20">J’ai donc commencé par </text:span><text:span text:style-name="T23">essayer</text:span><text:span text:style-name="T20"> de charger les données aléatoirement mais cela ne me permet pas de </text:span><text:span text:style-name="T21">parcourir l’ensemble des données, je peux retomber sur une image déjà </text:span><text:span text:style-name="T23">tirée</text:span><text:span text:style-name="T21">. Il faudrait que je garde en mémoire le nom des fichiers déjà tiré et cela saturerait ma RAM.</text:span></text:p>
      <text:p text:style-name="P9"><text:span text:style-name="T21"><text:tab/></text:span><text:span text:style-name="T22">Je pense refaire la génération du dataset pour </text:span><text:span text:style-name="T23">résoudre</text:span><text:span text:style-name="T22"> ces </text:span><text:span text:style-name="T23">problèmes.</text:span></text:p>
      <text:p text:style-name="P9"><text:span text:style-name="T18"><text:tab/></text:span><text:span text:style-name="T21">J’ai donc implémenté une lecture par ordre alphabétique des fichiers. Je lis les N premiers, puis je lis les N suivant</text:span><text:span text:style-name="T23">s</text:span><text:span text:style-name="T21">. Il faut juste que je fasse attention à bien </text:span><text:span text:style-name="T23">réinitialiser</text:span><text:span text:style-name="T21"> le compteur entre chaque epoch</text:span></text:p>
      <text:p text:style-name="P9"><text:span text:style-name="T19"><text:tab/></text:span><text:span text:style-name="T21">J’ai essayé </text:span><text:span text:style-name="T23">d’entraîner</text:span><text:span text:style-name="T21"> le </text:span><text:span text:style-name="T23">modèle</text:span><text:span text:style-name="T21">, mais j’ai </text:span><text:span text:style-name="T23">dû</text:span><text:span text:style-name="T21"> réduire le nombre de données de 83 millions à 100 000 pour avoir un espoir de voir la fin de </text:span><text:span text:style-name="T23">l’entraînement.</text:span><text:span text:style-name="T21"> J’ai aussi essayé d’</text:span><text:span text:style-name="T23">implémenter</text:span><text:span text:style-name="T21"> du multiprocessing sur ma carte graphique, mais j’ai appris que </text:span><text:span text:style-name="T23">c’était</text:span><text:span text:style-name="T21"> uniquement disponible sur Linux.</text:span></text:p>
      <text:p text:style-name="P7"><text:span text:style-name="T26">2. Ce que les </text:span><text:span text:style-name="T27">encadrants</text:span><text:span text:style-name="T26"> ont ajoutés</text:span></text:p>
      <text:p text:style-name="P11"><text:span text:style-name="T13"><text:tab/><text:tab/></text:span><text:span text:style-name="T14">Dans la génération, la valeur d’un </text:span><text:span text:style-name="T15">octet</text:span><text:span text:style-name="T14"> </text:span><text:span text:style-name="T15">peut</text:span><text:span text:style-name="T14"> </text:span><text:span text:style-name="T15">influencer</text:span><text:span text:style-name="T14"> </text:span><text:span text:style-name="T15">l’interprétation</text:span><text:span text:style-name="T14"> que donne scapy <text:tab/>aux autres octets. Si le Xieme octet est faux, les X+nieme octet peuvent </text:span><text:span text:style-name="T15">être</text:span><text:span text:style-name="T14"> bien </text:span><text:span text:style-name="T15">générés</text:span><text:span text:style-name="T14">, scapy en <text:tab/>aura peut </text:span><text:span text:style-name="T15">être</text:span><text:span text:style-name="T14"> une </text:span><text:span text:style-name="T15">interprétation</text:span><text:span text:style-name="T14"> </text:span><text:span text:style-name="T15">complètement</text:span><text:span text:style-name="T14"> </text:span><text:span text:style-name="T15">erronée.</text:span><text:span text:style-name="T14"> Il faudrait voir </text:span><text:span text:style-name="T15">s’il serait possible d’implémenter <text:tab/></text:span><text:span text:style-name="T14">un processus d’attention dans le </text:span><text:span text:style-name="T15">modèle.</text:span></text:p>
      <text:p text:style-name="P11"><text:span text:style-name="T14"><text:tab/><text:tab/>Les champs que </text:span><text:span text:style-name="T15">génèrent</text:span><text:span text:style-name="T14"> scapy ne sont pas </text:span><text:span text:style-name="T15">retranscrits</text:span><text:span text:style-name="T14"> dans l’ordre lors du calcul du <text:tab/>score, mais </text:span><text:span text:style-name="T15">ça</text:span><text:span text:style-name="T14"> pourrait </text:span><text:span text:style-name="T15">être</text:span><text:span text:style-name="T14"> </text:span><text:span text:style-name="T15">dû</text:span><text:span text:style-name="T14"> à la fonction de score en </text:span><text:span text:style-name="T15">elle-même</text:span><text:span text:style-name="T14">, pas à un défaut de génération. Il <text:tab/>faudrait de plus, que ce score </text:span><text:span text:style-name="T15">évalue</text:span><text:span text:style-name="T14"> la diversité des données générées</text:span></text:p>
      <text:p text:style-name="P11"><text:span text:style-name="T14"><text:tab/><text:tab/></text:span><text:span text:style-name="T16">Peut-être</text:span><text:span text:style-name="T14"> une autre forme de </text:span><text:span text:style-name="T16">séquençage</text:span><text:span text:style-name="T14"> à base d’embedding est envisageable</text:span></text:p>
      <text:p text:style-name="P5">3. Ce <text:span text:style-name="T28">qu’</text:span>il faut faire pour la prochaine séance</text:p>
      <text:p text:style-name="P8"><text:span text:style-name="T9"><text:tab/><text:tab/></text:span><text:span text:style-name="T24">Basculer sur Igrida et </text:span><text:span text:style-name="T25">reprendre</text:span><text:span text:style-name="T24"> </text:span><text:span text:style-name="T25">l’entraînement</text:span><text:span text:style-name="T24"> </text:span><text:span text:style-name="T25">sur ce service</text:span></text:p>
      <text:p text:style-name="P8"><text:span text:style-name="T24"><text:tab/><text:tab/>Détailler le calcul du score et peut </text:span><text:span text:style-name="T25">être</text:span><text:span text:style-name="T24"> implémenter des mesures déjà introduites dans <text:tab/></text:span><text:span text:style-name="T25">l’état</text:span><text:span text:style-name="T24"> de </text:span><text:span text:style-name="T25">l’ar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19T19:12:07.952521443</dc:date>
    <meta:editing-duration>PT5H26M2S</meta:editing-duration>
    <meta:editing-cycles>20</meta:editing-cycles>
    <meta:generator>LibreOffice/6.4.4.2$Linux_X86_64 LibreOffice_project/40$Build-2</meta:generator>
    <meta:document-statistic meta:table-count="0" meta:image-count="0" meta:object-count="0" meta:page-count="1" meta:paragraph-count="19" meta:word-count="487" meta:character-count="2947" meta:non-whitespace-character-count="2455"/>
  </office:meta>
</office:document-meta>
</file>